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start" style:justify-single-word="false" fo:text-indent="0in" style:auto-text-indent="false" style:text-autospace="non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c3c3c"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ff0000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</style:style>
    <style:style style:name="P8" style:family="paragraph" style:parent-style-name="Preformatted_20_Text">
      <style:paragraph-properties fo:margin-left="0.4925in" fo:margin-right="0in" fo:margin-top="0in" fo:margin-bottom="0.1965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Text_20_body" style:list-style-name="L1"/>
    <style:style style:name="P15" style:family="paragraph" style:parent-style-name="Heading_20_3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Preformatted_20_Text">
      <style:paragraph-properties fo:margin-left="0.4925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Preformatted_20_Text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List_20_Contents">
      <style:paragraph-properties fo:margin-left="0in" fo:margin-right="0in" fo:text-indent="0in" style:auto-text-indent="false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4" style:family="text">
      <style:text-properties fo:color="#000000" style:font-name="Monospace" fo:font-size="10pt" fo:font-style="italic" style:text-underline-style="solid" style:text-underline-width="auto" style:text-underline-color="font-color" style:font-name-asian="Monospace" style:font-size-asian="10pt" style:font-style-asian="italic" style:font-name-complex="Monospace" style:font-size-complex="10pt" style:font-style-complex="italic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000000" fo:font-size="10pt" style:font-size-asian="10pt" style:font-size-complex="10pt"/>
    </style:style>
    <style:style style:name="T7" style:family="text">
      <style:text-properties fo:color="#7f0055" fo:font-weight="bold" style:font-weight-asian="bold" style:font-weight-complex="bold"/>
    </style:style>
    <style:style style:name="T8" style:family="text">
      <style:text-properties fo:color="#3f7f5f"/>
    </style:style>
    <style:style style:name="T9" style:family="text">
      <style:text-properties fo:color="#0000c0"/>
    </style:style>
    <style:style style:name="T10" style:family="text">
      <style:text-properties fo:color="#0000c0" fo:font-style="italic" style:font-style-asian="italic" style:font-style-complex="italic"/>
    </style:style>
    <style:style style:name="T11" style:family="text">
      <style:text-properties fo:color="#800000" style:font-name="Monospace" fo:font-size="10pt" style:font-name-asian="Monospace" style:font-size-asian="10pt" style:font-name-complex="Monospace" style:font-size-complex="10pt"/>
    </style:style>
    <style:style style:name="T12" style:family="text">
      <style:text-properties fo:color="#2a00ff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nsorExtensionsNotes</text:p>
      <text:p text:style-name="Standard"/>
      <text:p text:style-name="Standard">Strange: TestDataQueue</text:p>
      <text:p text:style-name="Standard"/>
      <text:p text:style-name="P2"><text:span text:style-name="T1"><text:tab/></text:span><text:span text:style-name="T7">public</text:span><text:span text:style-name="T1"> TestDataQueue(String name) {</text:span></text:p>
      <text:p text:style-name="P2"><text:span text:style-name="T1"><text:tab/><text:tab/></text:span><text:span text:style-name="T7">super</text:span><text:span text:style-name="T1">(name);</text:span></text:p>
      <text:p text:style-name="P2"><text:span text:style-name="T1"><text:tab/><text:tab/></text:span><text:span text:style-name="T8">// Direct initialization</text:span></text:p>
      <text:p text:style-name="P2"><text:span text:style-name="T1"><text:tab/><text:tab/></text:span><text:span text:style-name="T9">dq1</text:span><text:span text:style-name="T1"> = </text:span><text:span text:style-name="T7">new</text:span><text:span text:style-name="T1"> DataQueue(</text:span><text:span text:style-name="T9">mRecordLength1</text:span><text:span text:style-name="T1">, </text:span><text:span text:style-name="T9">mQueueLength1</text:span><text:span text:style-name="T1">, </text:span><text:span text:style-name="T9">mWindowLength1</text:span><text:span text:style-name="T1">);</text:span></text:p>
      <text:p text:style-name="P2"><text:span text:style-name="T1"><text:tab/><text:tab/></text:span><text:span text:style-name="T8">// Lazy initialization used by </text:span></text:p>
      <text:p text:style-name="P2"><text:span text:style-name="T1"><text:tab/><text:tab/></text:span><text:span text:style-name="T9">dq2</text:span><text:span text:style-name="T1"> = </text:span><text:span text:style-name="T7">new</text:span><text:span text:style-name="T1"> DataQueue(</text:span><text:span text:style-name="T9">mQueueLength2</text:span><text:span text:style-name="T1">, </text:span><text:span text:style-name="T9">mWindowLength2</text:span><text:span text:style-name="T1">);</text:span></text:p>
      <text:p text:style-name="P3"><text:tab/></text:p>
      <text:p text:style-name="P3"/>
      <text:p text:style-name="P3">debugger bp at dq1. <text:s/>Step in. <text:s/>Seems to be an error with the</text:p>
      <text:p text:style-name="P3"/>
      <text:p text:style-name="P2"><text:span text:style-name="T1"><text:s text:c="4"/></text:span><text:span text:style-name="T7">public</text:span><text:span text:style-name="T1"> Mat(</text:span><text:span text:style-name="T7">int</text:span><text:span text:style-name="T1"> rows, </text:span><text:span text:style-name="T7">int</text:span><text:span text:style-name="T1"> cols, </text:span><text:span text:style-name="T7">int</text:span><text:span text:style-name="T1"> type)</text:span></text:p>
      <text:p text:style-name="P3"><text:s text:c="4"/>{</text:p>
      <text:p text:style-name="P2"/>
      <text:p text:style-name="P2"><text:span text:style-name="T1"><text:s text:c="8"/></text:span><text:span text:style-name="T9">nativeObj</text:span><text:span text:style-name="T1"> = </text:span><text:span text:style-name="T5">n_Mat</text:span><text:span text:style-name="T1">(rows, cols, type);</text:span></text:p>
      <text:p text:style-name="P2"/>
      <text:p text:style-name="P2"><text:span text:style-name="T1"><text:s text:c="8"/></text:span><text:span text:style-name="T7">return</text:span><text:span text:style-name="T1">;</text:span></text:p>
      <text:p text:style-name="P3"><text:s text:c="4"/>}</text:p>
      <text:p text:style-name="P3"/>
      <text:p text:style-name="P3"/>
      <text:p text:style-name="P3"/>
      <text:p text:style-name="P4"><text:span text:style-name="T2">junit.framework.AssertionFailedError: Exception in constructor: </text:span><text:span text:style-name="T11">testSetRecordLength (java.lang.UnsatisfiedLinkError: org.opencv.core.Mat.n_Mat(III)J</text:span></text:p>
      <text:p text:style-name="P3"><text:tab/>at org.opencv.core.Mat.n_Mat(Native Method)</text:p>
      <text:p text:style-name="P3"><text:tab/>at org.opencv.core.Mat.&lt;init&gt;(Mat.java:211)</text:p>
      <text:p text:style-name="P3"><text:tab/>at org.krobo.lips.core.DataQueue.&lt;init&gt;(DataQueue.java:101)</text:p>
      <text:p text:style-name="P3"><text:tab/>at org.krobo.lips.signal.TestSignals.TestDataQueue.&lt;init&gt;(TestDataQueue.java:42)</text:p>
      <text:p text:style-name="P3"><text:tab/>at sun.reflect.NativeConstructorAccessorImpl.newInstance0(Native Method)</text:p>
      <text:p text:style-name="P3"><text:tab/>at sun.reflect.NativeConstructorAccessorImpl.newInstance(NativeConstructorAccessorImpl.java:57)</text:p>
      <text:p text:style-name="P3"><text:tab/>at sun.reflect.DelegatingConstructorAccessorImpl.newInstance(DelegatingConstructorAccessorImpl.java:45)</text:p>
      <text:p text:style-name="P3"><text:tab/>at java.lang.reflect.Constructor.newInstance(Constructor.java:532)</text:p>
      <text:p text:style-name="P3"><text:tab/>at junit.framework.TestSuite.createTest(TestSuite.java:58)</text:p>
      <text:p text:style-name="P3"><text:tab/>at junit.framework.TestSuite.addTestMethod(TestSuite.java:280)</text:p>
      <text:p text:style-name="P3"><text:tab/>at junit.framework.TestSuite.&lt;init&gt;(TestSuite.java:140)</text:p>
      <text:p text:style-name="P3"><text:tab/>at org.eclipse.jdt.internal.junit.runner.junit3.JUnit3TestLoader.getTest(JUnit3TestLoader.java:102)</text:p>
      <text:p text:style-name="P3"><text:tab/>at org.eclipse.jdt.internal.junit.runner.junit3.JUnit3TestLoader.loadTests(JUnit3TestLoader.java:59)</text:p>
      <text:p text:style-name="P3"><text:tab/>at org.eclipse.jdt.internal.junit.runner.RemoteTestRunner.runTests(RemoteTestRunner.java:452)</text:p>
      <text:p text:style-name="P3"><text:tab/>at org.eclipse.jdt.internal.junit.runner.RemoteTestRunner.runTests(RemoteTestRunner.java:683)</text:p>
      <text:p text:style-name="P4"><text:span text:style-name="T2"><text:tab/>at org.eclipse.jdt.internal.junit.runner.RemoteTestRunner.run(RemoteTestRunner.java:3</text:span><text:soft-page-break/><text:span text:style-name="T2">90)</text:span></text:p>
      <text:p text:style-name="P3"><text:tab/>at org.eclipse.jdt.internal.junit.runner.RemoteTestRunner.main(RemoteTestRunner.java:197)</text:p>
      <text:p text:style-name="P3">)</text:p>
      <text:p text:style-name="P3"><text:tab/>at junit.framework.Assert.fail(Assert.java:47)</text:p>
      <text:p text:style-name="P3"><text:tab/>at junit.framework.TestSuite$1.runTest(TestSuite.java:90)</text:p>
      <text:p text:style-name="P3"><text:tab/>at junit.framework.TestCase.runBare(TestCase.java:130)</text:p>
      <text:p text:style-name="P3"><text:tab/>at junit.framework.TestResult$1.protect(TestResult.java:106)</text:p>
      <text:p text:style-name="P3"><text:tab/>at junit.framework.TestResult.runProtected(TestResult.java:124)</text:p>
      <text:p text:style-name="P3"><text:tab/>at junit.framework.TestResult.run(TestResult.java:109)</text:p>
      <text:p text:style-name="P3"><text:tab/>at junit.framework.TestCase.run(TestCase.java:120)</text:p>
      <text:p text:style-name="P3"><text:tab/>at junit.framework.TestSuite.runTest(TestSuite.java:230)</text:p>
      <text:p text:style-name="P3"><text:tab/>at junit.framework.TestSuite.run(TestSuite.java:225)</text:p>
      <text:p text:style-name="P3"><text:tab/>at org.eclipse.jdt.internal.junit.runner.junit3.JUnit3TestReference.run(JUnit3TestReference.java:130)</text:p>
      <text:p text:style-name="P3"><text:tab/>at org.eclipse.jdt.internal.junit.runner.TestExecution.run(TestExecution.java:38)</text:p>
      <text:p text:style-name="P3"><text:tab/>at org.eclipse.jdt.internal.junit.runner.RemoteTestRunner.runTests(RemoteTestRunner.java:467)</text:p>
      <text:p text:style-name="P3"><text:tab/>at org.eclipse.jdt.internal.junit.runner.RemoteTestRunner.runTests(RemoteTestRunner.java:683)</text:p>
      <text:p text:style-name="P3"><text:tab/>at org.eclipse.jdt.internal.junit.runner.RemoteTestRunner.run(RemoteTestRunner.java:390)</text:p>
      <text:p text:style-name="P3"><text:tab/>at org.eclipse.jdt.internal.junit.runner.RemoteTestRunner.main(RemoteTestRunner.java:197)</text:p>
      <text:p text:style-name="P3"/>
      <text:p text:style-name="P3"/>
      <text:p text:style-name="P3"/>
      <text:p text:style-name="P7"><text:span text:style-name="T2">QA and unit testing in OpenCV </text:span><text:a xlink:type="simple" xlink:href="http://code.opencv.org/projects/opencv/wiki/QA_in_OpenCV">http://code.opencv.org/projects/opencv/wiki/QA_in_OpenCV</text:a></text:p>
      <text:p text:style-name="P13"/>
      <text:p text:style-name="P7"><text:span text:style-name="T2">Please note that you should set </text:span><text:span text:style-name="Source_20_Text"><text:span text:style-name="T6">OPENCV_TEST_DATA_PATH</text:span></text:span><text:span text:style-name="T2"> environment variable (see section 9 in </text:span><text:a xlink:type="simple" xlink:href="http://opencv.willowgarage.com/wiki/CodingStyleGuide">OpenCV Coding Style Guilde</text:a><text:span text:style-name="T2">). On Android you should copy test data to the </text:span><text:span text:style-name="Source_20_Text"><text:span text:style-name="T6">/sdcard/opencv_testdata</text:span></text:span><text:span text:style-name="T2"> directory:</text:span></text:p>
      <text:p text:style-name="P13"/>
      <text:p text:style-name="P16">svn co http://code.opencv.org/svn/opencv/trunk/opencv_extra/testdata</text:p>
      <text:p text:style-name="P8">adb push ./testdata /sdcard/opencv_testdata</text:p>
      <text:p text:style-name="P13">android </text:p>
      <text:p text:style-name="P7"><text:a xlink:type="simple" xlink:href="https://code.opencv.org/svn/opencv/trunk/opencv/moduies/java/android_test">htt</text:a><text:a xlink:type="simple" xlink:href="https://code.opencv.org/svn/opencv/trunk/opencv/moduies/java/android_test">ps://code.opencv.org/svn/opencv/trunk/opencv/moduies/java/android_test</text:a></text:p>
      <text:p text:style-name="P7"/>
      <text:p text:style-name="P3">Repo moved to Git </text:p>
      <text:p text:style-name="P4"><text:a xlink:type="simple" xlink:href="http://code.opencv.org/projects/opencv/wiki/Working_with_OpenCV_git_repository"><text:span text:style-name="T2">http://code.opencv.org/projects/opencv/wiki/Working_with_OpenCV_git_repository</text:span></text:a></text:p>
      <text:p text:style-name="P3"/>
      <text:p text:style-name="P17">git clone git://code.opencv.org/opencv_extra.git</text:p>
      <text:p text:style-name="P3">This didn't fetch actual test modules.</text:p>
      <text:p text:style-name="P3"/>
      <text:p text:style-name="P3">Look here to browse repo </text:p>
      <text:p text:style-name="P4"><text:a xlink:type="simple" xlink:href="https://code.opencv.org/svn/opencv/trunk/opencv/moduies/java/android_test">htt</text:a><text:a xlink:type="simple" xlink:href="https://code.opencv.org/svn/opencv/trunk/opencv/moduies/java/android_test">ps://</text:a><text:span text:style-name="T2">github.com/Itseez/opencv.git</text:span></text:p>
      <text:p text:style-name="P3"/>
      <text:p text:style-name="P4"><text:soft-page-break/><text:span text:style-name="T2">git clone </text:span><text:a xlink:type="simple" xlink:href="https://github.com/Itseez/opencv/tree/master/modules/calib3d/test">https://github.com/Itseez/opencv/tree/master/modules/calib3d/test</text:a></text:p>
      <text:p text:style-name="P3">git clone https://github.com/Itseez/opencv/tree/master/modules/calib3d/perf</text:p>
      <text:p text:style-name="P3"/>
      <text:p text:style-name="P3">fatal: https://github.com/Itseez/opencv/tree/master/modules/calib3d/tests/info/refs not found: did you run git update-server-info on the server? </text:p>
      <text:p text:style-name="P3"/>
      <text:p text:style-name="P4"><text:a xlink:type="simple" xlink:href="https://github.com/Itseez/opencv/tree/master/modules/java/android_test"><text:span text:style-name="T2">https://github.com/Itseez/opencv/tree/master/modules/java/android_test</text:span></text:a></text:p>
      <text:p text:style-name="P4"><text:a xlink:type="simple" xlink:href="https://github.com/Itseez/opencv/tree/master/modules/java/android_test/src/org/opencv/test">https://github.com/Itseez/opencv/tree/master/modules/java/android_test/src/org/opencv/test</text:a><text:span text:style-name="T2"> <text:s/>for all tests. <text:s/>For now, just grab an AndroidManifest.xml from one of them to get started. </text:span></text:p>
      <text:p text:style-name="P3"/>
      <text:p text:style-name="P3">Try to add C++ nature and covert Extensions into android project (New.Other.Android.Convert) Invalid project description.</text:p>
      <text:p text:style-name="P3"><text:s text:c="2"/>/home/kesten/VCP/Git/opnecv-orbotix/spheroTracker/fragments/SensorExtensions overlaps the location of another project: 'SensorExtensions'</text:p>
      <text:p text:style-name="P3">Guess i have to delete from eclipse then import as Android.</text:p>
      <text:p text:style-name="P3"/>
      <text:p text:style-name="P3">Didn't work. Same error. <text:s/>Try removing it from the workspace directory and then importing.</text:p>
      <text:p text:style-name="P3"/>
      <text:p text:style-name="P3">Error: Could not set the project description for 'com.example.sensorextensions.MainActivity because the projete description file (.project) is out of sync with the file system.</text:p>
      <text:p text:style-name="P3"/>
      <text:p text:style-name="P4"><text:a xlink:type="simple" xlink:href="https://code.opencv.org/svn/opencv/trunk/opencv/moduies/java/android_test"><text:span text:style-name="T2">https://code.opencv.org/svn/opencv/trunk/opencv/moduies/java/android_test</text:span></text:a></text:p>
      <text:p text:style-name="P3"/>
      <text:p text:style-name="P3">Manually copied OpenCVTest.java, OpenCVTestRunner.java and AndroidManifest.xml to my project. <text:s/>Renamed packages to my package. <text:s/>Merged manifest with default android test project. <text:s/>Commented out some lines.</text:p>
      <text:p text:style-name="P2"><text:span text:style-name="T1"><text:s text:c="8"/>Assert.</text:span><text:span text:style-name="T5">assertTrue</text:span><text:span text:style-name="T1">(</text:span><text:span text:style-name="T12">"Context can't be 'null'"</text:span><text:span text:style-name="T1">, </text:span><text:span text:style-name="T10">context</text:span><text:span text:style-name="T1"> != </text:span><text:span text:style-name="T7">null</text:span><text:span text:style-name="T1">);</text:span></text:p>
      <text:p text:style-name="P2"><text:span text:style-name="T1"><text:s text:c="8"/></text:span><text:span text:style-name="T8">//LENA_PATH = Utils.exportResource(context, R.drawable.lena);</text:span></text:p>
      <text:p text:style-name="P2"><text:span text:style-name="T1"><text:s text:c="8"/></text:span><text:span text:style-name="T8">//CHESS_PATH = Utils.exportResource(context, R.drawable.chessboard);</text:span></text:p>
      <text:p text:style-name="P2"><text:span text:style-name="T1"><text:s text:c="8"/></text:span><text:span text:style-name="T8">//LBPCASCADE_FRONTALFACE_PATH = Utils.exportResource(context, R.raw.lbpcascade_frontalface);</text:span></text:p>
      <text:p text:style-name="P3"/>
      <text:p text:style-name="P3"/>
      <text:p text:style-name="P5">[2012-08-11 14:46:13 - TestSensorExtensions] Android Launch!</text:p>
      <text:p text:style-name="P5">[2012-08-11 14:46:13 - TestSensorExtensions] adb is running normally.</text:p>
      <text:p text:style-name="P6">[2012-08-11 14:46:13 - TestSensorExtensions] TestSensorExtensions does not specify a android.test.InstrumentationTestRunner instrumentation or does not declare uses-library android.test.runner in its AndroidManifest.xml</text:p>
      <text:p text:style-name="P3"/>
      <text:p text:style-name="P3">///////////////</text:p>
      <text:p text:style-name="P3"/>
      <text:p text:style-name="P6">[2012-08-11 14:52:35 - TestSensorExtensions] Warning: No instrumentation runner found for the launch, using org.krobo.lips.core.test.OpenCVTestRunner</text:p>
      <text:p text:style-name="P5">[2012-08-11 14:52:35 - TestSensorExtensions] Performing org.krobo.lips.core.test.OpenCVTestRunner JUnit launch</text:p>
      <text:p text:style-name="P5">[2012-08-11 14:52:35 - TestSensorExtensions] Automatic Target Mode: using device 'R7305717ff26'</text:p>
      <text:p text:style-name="P5">[2012-08-11 14:52:35 - TestSensorExtensions] Uploading TestSensorExtensions.apk onto device 'R7305717ff26'</text:p>
      <text:p text:style-name="P5">[2012-08-11 14:52:35 - TestSensorExtensions] Installing TestSensorExtensions.apk...</text:p>
      <text:p text:style-name="P5">[2012-08-11 14:52:37 - TestSensorExtensions] Success!</text:p>
      <text:p text:style-name="P6">[2012-08-11 14:52:37 - SensorExtensions] Could not find SensorExtensions.apk!</text:p>
      <text:p text:style-name="P5">[2012-08-11 14:52:37 - TestSensorExtensions] Launching instrumentation <text:soft-page-break/>org.krobo.lips.core.test.OpenCVTestRunner on device R7305717ff26</text:p>
      <text:p text:style-name="P5">[2012-08-11 14:52:38 - TestSensorExtensions] Collecting test information</text:p>
      <text:p text:style-name="P6">[2012-08-11 14:52:39 - TestSensorExtensions] Test run failed: Instrumentation run failed due to 'java.lang.UnsatisfiedLinkError'</text:p>
      <text:p text:style-name="P3"/>
      <text:p text:style-name="P3">08-11 15:25:57.570: E/AndroidRuntime(2849): FATAL EXCEPTION: main</text:p>
      <text:p text:style-name="P3">08-11 15:25:57.570: E/AndroidRuntime(2849): java.lang.ExceptionInInitializerError</text:p>
      <text:p text:style-name="P3">08-11 15:25:57.570: E/AndroidRuntime(2849): <text:tab/>at java.lang.Class.newInstanceImpl(Native Method)</text:p>
      <text:p text:style-name="P3">08-11 15:25:57.570: E/AndroidRuntime(2849): <text:tab/>at java.lang.Class.newInstance(Class.java:1409)</text:p>
      <text:p text:style-name="P3">08-11 15:25:57.570: E/AndroidRuntime(2849): <text:tab/>at android.app.ActivityThread.handleBindApplication(ActivityThread.java:3230)</text:p>
      <text:p text:style-name="P3">08-11 15:25:57.570: E/AndroidRuntime(2849): <text:tab/>at android.app.ActivityThread.access$2200(ActivityThread.java:117)</text:p>
      <text:p text:style-name="P3">08-11 15:25:57.570: E/AndroidRuntime(2849): <text:tab/>at android.app.ActivityThread$H.handleMessage(ActivityThread.java:972)</text:p>
      <text:p text:style-name="P3">08-11 15:25:57.570: E/AndroidRuntime(2849): <text:tab/>at android.os.Handler.dispatchMessage(Handler.java:99)</text:p>
      <text:p text:style-name="P3">08-11 15:25:57.570: E/AndroidRuntime(2849): <text:tab/>at android.os.Looper.loop(Looper.java:130)</text:p>
      <text:p text:style-name="P3">08-11 15:25:57.570: E/AndroidRuntime(2849): <text:tab/>at android.app.ActivityThread.main(ActivityThread.java:3686)</text:p>
      <text:p text:style-name="P3">08-11 15:25:57.570: E/AndroidRuntime(2849): <text:tab/>at java.lang.reflect.Method.invokeNative(Native Method)</text:p>
      <text:p text:style-name="P3">08-11 15:25:57.570: E/AndroidRuntime(2849): <text:tab/>at java.lang.reflect.Method.invoke(Method.java:507)</text:p>
      <text:p text:style-name="P3">08-11 15:25:57.570: E/AndroidRuntime(2849): <text:tab/>at com.android.internal.os.ZygoteInit$MethodAndArgsCaller.run(ZygoteInit.java:864)</text:p>
      <text:p text:style-name="P3">08-11 15:25:57.570: E/AndroidRuntime(2849): <text:tab/>at com.android.internal.os.ZygoteInit.main(ZygoteInit.java:622)</text:p>
      <text:p text:style-name="P3">08-11 15:25:57.570: E/AndroidRuntime(2849): <text:tab/>at dalvik.system.NativeStart.main(Native Method)</text:p>
      <text:p text:style-name="P4"><text:span text:style-name="T2">08-11 15:25:57.570: E/AndroidRuntime(2849): Caused by: </text:span><text:span text:style-name="T11">java.lang.UnsatisfiedLinkError: Couldn't load opencv_java: findLibrary returned null</text:span></text:p>
      <text:p text:style-name="P3">08-11 15:25:57.570: E/AndroidRuntime(2849): <text:tab/>at java.lang.Runtime.loadLibrary(Runtime.java:429)</text:p>
      <text:p text:style-name="P3">08-11 15:25:57.570: E/AndroidRuntime(2849): <text:tab/>at java.lang.System.loadLibrary(System.java:554)</text:p>
      <text:p text:style-name="P3"/>
      <text:p text:style-name="P3"/>
      <text:p text:style-name="P3"/>
      <text:h text:style-name="P15" text:outline-level="3">C++</text:h>
      <text:p text:style-name="P3"/>
      <text:p text:style-name="P3">Style</text:p>
      <text:p text:style-name="P4"><text:a xlink:type="simple" xlink:href="http://opencv.willowgarage.com/wiki/CodingStyleGuide"><text:span text:style-name="T2">http://opencv.willowgarage.com/wiki/CodingStyleGuide</text:span></text:a></text:p>
      <text:p text:style-name="P3"/>
      <text:p text:style-name="P3">in .bashrc</text:p>
      <text:p text:style-name="P4"><text:span text:style-name="Teletype"><text:span text:style-name="T2">export OPENCV_TEST_DATA_PATH=/home/kesten/Android-OpenCV-2.4.2</text:span></text:span></text:p>
      <text:p text:style-name="P4"><text:span text:style-name="Teletype"><text:span text:style-name="T2"/></text:span></text:p>
      <text:p text:style-name="P4"><text:span text:style-name="Teletype"><text:span text:style-name="T2">Try to make your code easily wrappable for Python, Java etc. That is, try not to introduce new types. Do not use callbacks.</text:span></text:span></text:p>
      <text:p text:style-name="P4"><text:span text:style-name="Teletype"><text:span text:style-name="T2"/></text:span></text:p>
      <text:p text:style-name="P1"><text:span text:style-name="Teletype"><text:span text:style-name="T2">Use </text:span></text:span><text:span text:style-name="Teletype"><text:span text:style-name="T6">CV_Error</text:span></text:span><text:span text:style-name="Teletype"><text:span text:style-name="T2"> to report about incorrect parameters and/or use </text:span></text:span><text:span text:style-name="Teletype"><text:span text:style-name="T6">CV_Assert</text:span></text:span><text:span text:style-name="Teletype"><text:span text:style-name="T2"> to verify some conditions, e.g. </text:span></text:span><text:span text:style-name="Teletype"><text:span text:style-name="T6">CV_Assert(inputImage.type() == CV_8UC3)</text:span></text:span><text:span text:style-name="Teletype"><text:span text:style-name="T2">. </text:span></text:span></text:p>
      <text:p text:style-name="P1"><text:soft-page-break/><text:span text:style-name="Teletype"><text:span text:style-name="T2">Provide </text:span></text:span><text:a xlink:type="simple" xlink:href="http://code.google.com/p/googletest/downloads/list"><text:span text:style-name="Teletype">http://code.google.com/p/googletest/downloads/list</text:span></text:a><text:span text:style-name="Teletype"><text:span text:style-name="T2">-based tests for your </text:span></text:span><text:span text:style-name="Teletype"><text:span text:style-name="T2">code. </text:span></text:span><text:bookmark text:name="line-163"/><text:span text:style-name="Teletype"><text:span text:style-name="T2">http://stackoverflow.com/questions/531941/how-to-setup-google-c-testing-framework-gtest-on-visual-studio-2005</text:span></text:span></text:p>
      <text:list xml:id="list21104130701" text:style-name="L1">
        <text:list-item>
          <text:p text:style-name="P14">Provide documentation for your code in RST format. Doxygen comments do not count. </text:p>
        </text:list-item>
      </text:list>
      <text:p text:style-name="Text_20_body"><text:span text:style-name="Teletype"><text:span text:style-name="T2">developers that want to submit a patch need to fork the official git repository on </text:span></text:span><text:a xlink:type="simple" xlink:href="https://github.com/Itseez/opencv"><text:span text:style-name="Teletype">https://github.com/Itseez/opencv</text:span></text:a><text:span text:style-name="Teletype"><text:span text:style-name="T2"> and ask for a pull request</text:span></text:span></text:p>
      <text:p text:style-name="Text_20_body"><text:span text:style-name="Teletype"><text:span text:style-name="T2"/></text:span></text:p>
      <text:p text:style-name="Text_20_body"><text:span text:style-name="Teletype"><text:span text:style-name="T2"/></text:span></text:p>
      <text:h text:style-name="Heading_20_3" text:outline-level="3">Troubleshooting</text:h>
      <text:p text:style-name="P18">This is strange:</text:p>
      <text:p text:style-name="P9"><text:tab/><text:tab/>List&lt;SignalFunctor&gt; channel1Functors = Arrays.<text:span text:style-name="T13">asList</text:span>(line, sin, sin2);</text:p>
      <text:p text:style-name="P2"><text:span text:style-name="T1"><text:tab/><text:tab/>Channel channel1 = </text:span><text:span text:style-name="T7">new</text:span><text:span text:style-name="T1"> Channel(channel1Functors);</text:span></text:p>
      <text:p text:style-name="P4"><text:span text:style-name="T2"><text:tab/><text:tab/>List&lt;SignalFunctor&gt; channel2Functors = </text:span><text:span text:style-name="T3">Arrays.</text:span><text:span text:style-name="T4">asList</text:span><text:span text:style-name="T3">(sin)</text:span><text:span text:style-name="T2">;</text:span></text:p>
      <text:p text:style-name="P3">I'm getting an error that List&lt;Sinusoid&gt; can't be converted to List&lt;SignalFunctor&gt; in the last line even though the first line was fine. <text:s/>It looks like asList in 1 must be SignalFunctor because of varying derrived types wheras asList in 3 has only a sinusoid and can't be cast to a List&lt;SignalFunctor&gt;.</text:p>
      <text:p text:style-name="P3"/>
      <text:p text:style-name="P3"><text:span text:style-name="Teletype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WenQuanYi Micro Hei1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sten </meta:initial-creator>
    <meta:creation-date>2012-08-10T22:25:06</meta:creation-date>
    <dc:date>2012-08-13T16:49:27</dc:date>
    <dc:creator>kesten </dc:creator>
    <meta:editing-duration>PT18H5M50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5" meta:paragraph-count="125" meta:word-count="731" meta:character-count="9939" meta:non-whitespace-character-count="9189"/>
  </office:meta>
</office:document-meta>
</file>